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leObj1" manifest:media-type="application/octet-stream"/>
  <manifest:file-entry manifest:full-path="ObjectReplacements/OleObj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549in" fo:margin-left="0in" table:align="left" style:may-break-between-rows="true" style:writing-mode="lr-tb"/>
    </style:style>
    <style:style style:name="Table1.A" style:family="table-column">
      <style:table-column-properties style:column-width="1.7535in"/>
    </style:style>
    <style:style style:name="Table1.B" style:family="table-column">
      <style:table-column-properties style:column-width="5.2014in"/>
    </style:style>
    <style:style style:name="Table1.A1" style:family="table-cell">
      <style:table-cell-properties fo:background-color="#ffffff" fo:padding-left="0.0382in" fo:padding-right="0.0382in" fo:padding-top="0in" fo:padding-bottom="0in" fo:border="0.05pt solid #000000" fo:vertical-align="top">
        <style:background-image/>
      </style:table-cell-properties>
    </style:style>
    <style:style style:name="Table1.23" style:family="table-row">
      <style:table-row-properties style:min-row-height="2.7917in"/>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margin-left="0.0071in" fo:margin-right="0in" fo:line-height="100%" fo:text-align="start" style:justify-single-word="false" fo:text-indent="-0.0071in" style:auto-text-indent="false">
        <style:tab-stops>
          <style:tab-stop style:position="1.7465in"/>
          <style:tab-stop style:position="45.6827in" style:type="center"/>
        </style:tab-stops>
      </style:paragraph-properties>
    </style:style>
    <style:style style:name="P3" style:family="paragraph" style:parent-style-name="Standard">
      <style:paragraph-properties fo:line-height="100%" fo:text-align="start" style:justify-single-word="false"/>
      <style:text-properties style:use-window-font-color="true" style:font-name="Liberation Serif" fo:font-size="20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Liberation Serif" fo:font-size="12pt" fo:font-style="italic"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P7"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1">
      <style:paragraph-properties fo:margin-left="-0.25in" fo:margin-right="0in" fo:line-height="100%" fo:text-align="start" style:justify-single-word="false" fo:text-indent="0.25in" style:auto-text-indent="false"/>
      <style:text-properties style:use-window-font-color="true" style:font-name="Liberation Serif" fo:font-size="12pt" fo:font-weight="normal" fo:background-color="transparent" style:font-name-asian="Liberation Serif" style:font-name-complex="Liberation Serif"/>
    </style:style>
    <style:style style:name="P9" style:family="paragraph" style:parent-style-name="Standard">
      <style:paragraph-properties fo:margin-left="0.0071in" fo:margin-right="0in" fo:line-height="100%" fo:text-align="start" style:justify-single-word="false" fo:text-indent="-0.0071in" style:auto-text-indent="false">
        <style:tab-stops>
          <style:tab-stop style:position="1.7465in"/>
          <style:tab-stop style:position="45.6827in" style:type="center"/>
        </style:tab-stops>
      </style:paragraph-properties>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margin-left="0.0071in" fo:margin-right="0in" fo:line-height="100%" fo:text-align="start" style:justify-single-word="false" fo:text-indent="-0.0071in" style:auto-text-indent="false">
        <style:tab-stops>
          <style:tab-stop style:position="1.7465in"/>
          <style:tab-stop style:position="45.6827in" style:type="center"/>
        </style:tab-stops>
      </style:paragraph-properties>
      <style:text-properties style:use-window-font-color="true" style:font-name="Liberation Serif" fo:font-size="12pt" fo:font-weight="bold" fo:background-color="transparent" style:font-name-asian="Liberation Serif" style:font-name-complex="Liberation Serif"/>
    </style:style>
    <style:style style:name="P11" style:family="paragraph" style:parent-style-name="Standard">
      <style:paragraph-properties fo:margin-left="0.0071in" fo:margin-right="0in" fo:line-height="100%" fo:text-align="start" style:justify-single-word="false" fo:text-indent="-0.0071in" style:auto-text-indent="false">
        <style:tab-stops>
          <style:tab-stop style:position="1.7465in"/>
          <style:tab-stop style:position="45.6827in" style:type="center"/>
        </style:tab-stops>
      </style:paragraph-properties>
      <style:text-properties style:use-window-font-color="true" style:font-name="Liberation Serif" fo:font-size="12pt" fo:font-weight="normal" fo:background-color="transparent" style:font-name-asian="Liberation Serif" style:font-name-complex="Liberation Serif"/>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Liberation Serif" fo:font-size="12pt" fo:font-weight="bold" fo:background-color="transparent" style:font-name-asian="Liberation Serif" style:font-name-complex="Liberation Serif"/>
    </style:style>
    <style:style style:name="T3" style:family="text">
      <style:text-properties style:use-window-font-color="true" style:font-name="Liberation Serif" fo:font-size="12pt" fo:font-weight="normal" fo:background-color="transparent" style:font-name-asian="Liberation Serif" style:font-name-complex="Liberation Serif"/>
    </style:style>
    <style:style style:name="T4" style:family="text">
      <style:text-properties style:use-window-font-color="true" style:font-name="Liberation Serif" fo:font-size="12pt" fo:font-style="italic" fo:font-weight="normal" fo:background-color="transparent" style:font-name-asian="Liberation Serif" style:font-name-complex="Liberation Serif"/>
    </style:style>
    <style:style style:name="T5"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style:font-name-asian="Liberation Serif" style:font-name-complex="Liberation Serif"/>
    </style:style>
    <style:style style:name="fr1" style:family="graphic" style:parent-style-name="OLE">
      <style:graphic-properties style:vertical-pos="top" style:vertical-rel="baseline" draw:ole-draw-aspect="1" draw:visible-area-width="1.9685in" draw:visible-area-height="1.9685in"/>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Pflichtenheft</text:p>
            <text:p text:style-name="P7"/>
          </table:table-cell>
          <table:table-cell table:style-name="Table1.A1" office:value-type="string">
            <text:p text:style-name="P7"/>
          </table:table-cell>
        </table:table-row>
        <table:table-row>
          <table:table-cell table:style-name="Table1.A1" office:value-type="string">
            <text:p text:style-name="P1"><text:span text:style-name="T2">Projekt</text:span><text:span text:style-name="T3">:</text:span></text:p>
            <text:p text:style-name="P4">Autor:</text:p>
            <text:p text:style-name="P4">Letzte Änderung:</text:p>
            <text:p text:style-name="P4">Dateiablage:</text:p>
          </table:table-cell>
          <table:table-cell table:style-name="Table1.A1" office:value-type="string">
            <text:p text:style-name="P4">IT-Komponentenverwaltung</text:p>
            <text:p text:style-name="P4">IFA11D</text:p>
            <text:p text:style-name="P4">14.05.2014</text:p>
            <text:p text:style-name="P1"><text:a xlink:type="simple" xlink:href="https://github.com/Projekt-IFA11D/components"><text:span text:style-name="T5">https://github.com/Projekt-IFA11D/components</text:span></text:a></text:p>
            <text:p text:style-name="P7"/>
          </table:table-cell>
        </table:table-row>
        <table:table-row>
          <table:table-cell table:style-name="Table1.A1" office:value-type="string">
            <text:p text:style-name="P1"><text:span text:style-name="T2">Ziel des Systems</text:span><text:span text:style-name="T3">:</text:span></text:p>
          </table:table-cell>
          <table:table-cell table:style-name="Table1.A1" office:value-type="string">
            <text:p text:style-name="P4">Realisierung einer IT-gestützten Verwaltung aller IT-Komponenten an der Martin-Segitz-Schule, B3.</text:p>
            <text:p text:style-name="P4">Der Zusatznutzen gegenüber dem bisherigen Verfahren besteht darin, die Verwaltung benutzerfreundlich an einem zentralen Ort zu pflegen, Übersichtlichkeit herzustellen und damit Fehlern im Bestand vorzubeugen.</text:p>
            <text:p text:style-name="P7"/>
            <text:p text:style-name="P4">Der funktionale Umfang der Benutzeroberfläche ist im Anhang ersichtlich.</text:p>
            <text:p text:style-name="P7"/>
          </table:table-cell>
        </table:table-row>
        <table:table-row>
          <table:table-cell table:style-name="Table1.A1" office:value-type="string">
            <text:p text:style-name="P1"><text:span text:style-name="T2">Anforderungsliste</text:span><text:span text:style-name="T3">:</text:span></text:p>
          </table:table-cell>
          <table:table-cell table:style-name="Table1.A1" office:value-type="string">
            <text:p text:style-name="P7"/>
          </table:table-cell>
        </table:table-row>
        <table:table-row>
          <table:table-cell table:style-name="Table1.A1" office:value-type="string">
            <text:p text:style-name="P1"><text:span text:style-name="T4">Produktfunktionen</text:span><text:span text:style-name="T3">:</text:span></text:p>
          </table:table-cell>
          <table:table-cell table:style-name="Table1.A1" office:value-type="string">
            <text:p text:style-name="P4">Die zu speichernden Daten können dem Datenmodell im Anhang entnommen werden.</text:p>
          </table:table-cell>
        </table:table-row>
        <table:table-row>
          <table:table-cell table:style-name="Table1.A1" office:value-type="string">
            <text:p text:style-name="P4">1.1</text:p>
          </table:table-cell>
          <table:table-cell table:style-name="Table1.A1" office:value-type="string">
            <text:p text:style-name="P4">Erfassung, Bearbeitung, Löschung und Anzeige der Stammdaten von Lieferanten und Räume über eine webbasierte Anwendung in Listenform.</text:p>
          </table:table-cell>
        </table:table-row>
        <table:table-row>
          <table:table-cell table:style-name="Table1.A1" office:value-type="string">
            <text:p text:style-name="P4">1.2</text:p>
          </table:table-cell>
          <table:table-cell table:style-name="Table1.A1" office:value-type="string">
            <text:p text:style-name="P4">Erfassung von neu eingetroffenen IT Komponenten mit Anzahl, Attributen, Attributswerten in einem benutzerfreundlichen Wizzard. Attribute werden automatisch auf Sinnhaftigkeit überprüft. Es können Einzelkomponenten und Komponenten-Sets erfasst werden.</text:p>
            <text:p text:style-name="P4">Einkaufsdatum, Lieferant und eventuelle Zusatzinformationen zu Rechnung oder Gewährleistungen werden ebenfalls erfasst und gespeichert.</text:p>
          </table:table-cell>
        </table:table-row>
        <table:table-row>
          <table:table-cell table:style-name="Table1.A1" office:value-type="string">
            <text:p text:style-name="P4">1.3</text:p>
          </table:table-cell>
          <table:table-cell table:style-name="Table1.A1" office:value-type="string">
            <text:p text:style-name="P4">Vorhandene Komponenten können über ein Formular beliebig anderen Komponenten und Räumen zugeordnet oder vorhandene Zuordnungen aufgehoben werden.</text:p>
            <text:p text:style-name="P4">Nicht zugeordnete Komponenten werden ins Lager transferiert und können von dort aus anderen Komponenten zugeordnet oder ausgemustert werden.</text:p>
            <text:p text:style-name="P4">Zuordnungsvorgänge (Ein-/Ausbau) werden zeitlich erfasst und sind somit nachvollziehbar festgehalten.</text:p>
          </table:table-cell>
        </table:table-row>
        <table:table-row>
          <table:table-cell table:style-name="Table1.A1" office:value-type="string">
            <text:p text:style-name="P4">1.4</text:p>
          </table:table-cell>
          <table:table-cell table:style-name="Table1.A1" office:value-type="string">
            <text:p text:style-name="P4">Der komplette erfasste Bestand wird in einem tabellarisch angelegten Formular angezeigt werden, und kann nach beliebigen Kriterien wie z.B. Attributswerten, Datum, Konfiguration, Ausstattung gefiltert werden.</text:p>
            <text:p text:style-name="P4">Detailinformationen zu einzelnen Komponenten können gesondert angezeigt werden.</text:p>
          </table:table-cell>
        </table:table-row>
        <table:table-row>
          <table:table-cell table:style-name="Table1.A1" office:value-type="string">
            <text:p text:style-name="P1"><text:span text:style-name="T4">Produktdaten</text:span><text:span text:style-name="T3">:</text:span></text:p>
          </table:table-cell>
          <table:table-cell table:style-name="Table1.A1" office:value-type="string">
            <text:p text:style-name="P4">Die zu speichernden Daten können dem Datenmodell im Anhang entnommen werden.</text:p>
          </table:table-cell>
        </table:table-row>
        <table:table-row>
          <table:table-cell table:style-name="Table1.A1" office:value-type="string">
            <text:p text:style-name="P1"><text:span text:style-name="T4">Leistungsanforderungen</text:span><text:span text:style-name="T3">/</text:span><text:span text:style-name="T4">Rahmenbedingungen</text:span><text:span text:style-name="T3">:</text:span></text:p>
          </table:table-cell>
          <table:table-cell table:style-name="Table1.A1" office:value-type="string">
            <text:p text:style-name="P7"/>
          </table:table-cell>
        </table:table-row>
        <table:table-row>
          <table:table-cell table:style-name="Table1.A1" office:value-type="string">
            <text:p text:style-name="P4">2.1</text:p>
          </table:table-cell>
          <table:table-cell table:style-name="Table1.A1" office:value-type="string">
            <text:p text:style-name="P4">Entwicklung einer webbasierten Anwendung mit PHP 5.4, Bootstrap 3, jQuery 1.11.0, und HTML.</text:p>
            <text:p text:style-name="P4">Die Anwendung wird für eine Client-Server Umgebung in der Martin-Segitz-Schule B3 Fürth entwickelt.</text:p>
          </table:table-cell>
        </table:table-row>
        <table:table-row>
          <table:table-cell table:style-name="Table1.A1" office:value-type="string">
            <text:p text:style-name="P4">2.2</text:p>
          </table:table-cell>
          <table:table-cell table:style-name="Table1.A1" office:value-type="string">
            <text:p text:style-name="P4">Zentrale und konsistente Speicherung der Daten in einer MySQL Datenbank (v5.6.17.0) unter dem Betriebssystem Windows Server 2008 SP2.</text:p>
          </table:table-cell>
        </table:table-row>
        <text:soft-page-break/>
        <table:table-row>
          <table:table-cell table:style-name="Table1.A1" office:value-type="string">
            <text:p text:style-name="P4">2.3</text:p>
          </table:table-cell>
          <table:table-cell table:style-name="Table1.A1" office:value-type="string">
            <text:p text:style-name="P4">Die Anwendung auf der Benutzerseite ist ausgelegt für einen aktuellen Internet Explorer 10.</text:p>
          </table:table-cell>
        </table:table-row>
        <table:table-row>
          <table:table-cell table:style-name="Table1.A1" office:value-type="string">
            <text:p text:style-name="P4">2.4</text:p>
          </table:table-cell>
          <table:table-cell table:style-name="Table1.A1" office:value-type="string">
            <text:p text:style-name="P4">Die Dokumentation des Quellcodes erfolgt nach der ISO 9001 Norm.</text:p>
          </table:table-cell>
        </table:table-row>
        <table:table-row>
          <table:table-cell table:style-name="Table1.A1" office:value-type="string">
            <text:p text:style-name="P4">2.5</text:p>
          </table:table-cell>
          <table:table-cell table:style-name="Table1.A1" office:value-type="string">
            <text:p text:style-name="P4">Das vorhandende Datenbank-Modell wurde übernommen. (siehe Anhang)</text:p>
          </table:table-cell>
        </table:table-row>
        <table:table-row>
          <table:table-cell table:style-name="Table1.A1" office:value-type="string">
            <text:p text:style-name="P5">Schnittstellen</text:p>
          </table:table-cell>
          <table:table-cell table:style-name="Table1.A1" office:value-type="string">
            <text:p text:style-name="P7"/>
          </table:table-cell>
        </table:table-row>
        <table:table-row>
          <table:table-cell table:style-name="Table1.A1" office:value-type="string">
            <text:p text:style-name="P4">3.1</text:p>
          </table:table-cell>
          <table:table-cell table:style-name="Table1.A1" office:value-type="string">
            <text:p text:style-name="P5">Informationsabfrage</text:p>
            <text:list xml:id="list8929372823020251304" text:style-name="L1">
              <text:list-item>
                <text:p text:style-name="P8">Raumweise Darstellung von Komponenten und Komplettsystemen</text:p>
              </text:list-item>
              <text:list-item>
                <text:p text:style-name="P8">Bestands/Inventarliste als druckbare Version verfügbar und exportierbar im csv-Format</text:p>
              </text:list-item>
            </text:list>
          </table:table-cell>
        </table:table-row>
        <table:table-row>
          <table:table-cell table:style-name="Table1.A1" office:value-type="string">
            <text:p text:style-name="P5">Infrastruktur</text:p>
          </table:table-cell>
          <table:table-cell table:style-name="Table1.A1" office:value-type="string">
            <text:p text:style-name="P7"/>
          </table:table-cell>
        </table:table-row>
        <table:table-row>
          <table:table-cell table:style-name="Table1.A1" office:value-type="string">
            <text:p text:style-name="P4">4.1</text:p>
          </table:table-cell>
          <table:table-cell table:style-name="Table1.A1" office:value-type="string">
            <text:p text:style-name="P6">Unterrichtsnetz</text:p>
            <text:p text:style-name="P4">VLAN10 </text:p>
            <text:p text:style-name="P7"/>
            <text:p text:style-name="P5">DC-Server</text:p>
            <text:p text:style-name="P1"><text:span text:style-name="T4">Betriebssystem</text:span><text:span text:style-name="T3">: Windows Server 2008 SP2 </text:span></text:p>
            <text:p text:style-name="P1"><text:span text:style-name="T4">Dienste</text:span><text:span text:style-name="T3">: Domaincontroller, ActiveDirectory, PrintServer, File-Server</text:span></text:p>
            <text:p text:style-name="P7"/>
            <text:p text:style-name="P4">Clients: Systembetreuung, Lehrer/Schüler</text:p>
            <text:p text:style-name="P4">Betriebssystem: Windows 7 </text:p>
            <text:p text:style-name="P7"/>
            <text:p text:style-name="P4">Netzwerkgeräte:</text:p>
            <text:p text:style-name="P4">8 Port-Switch (HP ProCurve)</text:p>
            <text:p text:style-name="P4">Access PointmitWPA2-Verschlüsselung (über Funkwerk-Router)</text:p>
          </table:table-cell>
        </table:table-row>
        <table:table-row>
          <table:table-cell table:style-name="Table1.A1" office:value-type="string">
            <text:p text:style-name="P4">4.2</text:p>
          </table:table-cell>
          <table:table-cell table:style-name="Table1.A1" office:value-type="string">
            <text:p text:style-name="P6">Verwaltungsnetz</text:p>
            <text:p text:style-name="P4">VLAN 20</text:p>
            <text:p text:style-name="P7"/>
            <text:p text:style-name="P5">DB-Server</text:p>
            <text:p text:style-name="P1"><text:span text:style-name="T4">Betriebssystem</text:span><text:span text:style-name="T3">: Windows Server 2008 SP2</text:span></text:p>
            <text:p text:style-name="P1"><text:span text:style-name="T4">Dienste</text:span><text:span text:style-name="T3">: Datenbankserver MySQL v5.6.17.0, Apache Webserver 2</text:span></text:p>
            <text:p text:style-name="P7"/>
            <text:p text:style-name="P4">Clients: Schulleiter, Sekretariat, Mitarbeiter Schulleitung</text:p>
            <text:p text:style-name="P4">Betriebssystem: Windows 7 </text:p>
          </table:table-cell>
        </table:table-row>
        <table:table-row>
          <table:table-cell table:style-name="Table1.A1" office:value-type="string">
            <text:p text:style-name="P4">4.3</text:p>
          </table:table-cell>
          <table:table-cell table:style-name="Table1.A1" office:value-type="string">
            <text:p text:style-name="P4">Netzwerkgeräte:</text:p>
            <text:p text:style-name="P4">8 Port-Switch (HP ProCurve)</text:p>
            <text:p text:style-name="P4">Router (Funkwerk) mit Firewall-Funktionalität </text:p>
          </table:table-cell>
        </table:table-row>
        <text:soft-page-break/>
        <table:table-row table:style-name="Table1.23">
          <table:table-cell table:style-name="Table1.A1" office:value-type="string">
            <text:p text:style-name="P4">4.4</text:p>
            <text:p text:style-name="P7"/>
          </table:table-cell>
          <table:table-cell table:style-name="Table1.A1" office:value-type="string">
            <text:p text:style-name="P1"><text:span text:style-name="T4">Benutzerverwaltung</text:span><text:span text:style-name="T3">:</text:span></text:p>
            <text:p text:style-name="P4"/>
            <text:p text:style-name="P1"><draw:frame draw:style-name="fr1" draw:name="1" text:anchor-type="as-char" svg:width="5.1772in" style:rel-width="scale" svg:height="2.448in" style:rel-height="scale" draw:z-index="0"><draw:object-ole xlink:href="./OleObj1" xlink:type="simple" xlink:show="embed" xlink:actuate="onLoad"/><draw:image xlink:href="./ObjectReplacements/OleObj1" xlink:type="simple" xlink:show="embed" xlink:actuate="onLoad"/></draw:frame></text:p>
          </table:table-cell>
        </table:table-row>
      </table:table>
      <text:p text:style-name="P9"/>
      <text:p text:style-name="P10">Termin der Abnahme: <text:s/>14.05.14, 11.15Uhr</text:p>
      <text:p text:style-name="P9"/>
      <text:p text:style-name="P9"/>
      <text:p text:style-name="P11">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11">Es gelten keinerlei Anforderungen, die weiteren Dokumenten beschrieben werden, außer dieser detaillieren die im Pflichtenheft bestehenden Anforderungen.</text:p>
      <text:p text:style-name="P11">Zusätzliche Anforderungen oder Änderungen an den bestehenden Anforderungen bedürfen der Schriftform.</text:p>
      <text:p text:style-name="P9"/>
      <text:p text:style-name="P11">Projekt-Aufraggeber</text:p>
      <text:p text:style-name="P11"><text:s text:c="32"/>__________________________________________________________</text:p>
      <text:p text:style-name="P11"><text:s text:c="32"/>Ort, Datum, Unterschrift</text:p>
      <text:p text:style-name="P11">Projekt-Leitung</text:p>
      <text:p text:style-name="P11"><text:s text:c="32"/>__________________________________________________________</text:p>
      <text:p text:style-name="P2"><text:span text:style-name="T2"><text:s text:c="32"/></text:span><text:span text:style-name="T3">Ort, Datum, 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Calibri1" svg:font-family="Calibri"/>
    <style:font-face style:name="Liberation Serif" svg:font-family="'Liberation Serif'"/>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14T09:40:58.047620049</dc:date>
    <dc:creator>Maximilian Meister</dc:creator>
    <meta:editing-duration>P0D</meta:editing-duration>
    <meta:editing-cycles>1</meta:editing-cycles>
    <meta:document-statistic meta:table-count="1" meta:image-count="0" meta:object-count="1" meta:page-count="3" meta:paragraph-count="84" meta:word-count="466" meta:character-count="4272" meta:non-whitespace-character-count="3756"/>
    <meta:generator>LibreOffice/4.1.5.3$Linux_X86_64 LibreOffice_project/410m0$Build-3</meta:generator>
  </office:meta>
</office:document-meta>
</file>